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0.43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25.98mm"/>
    </style:style>
    <style:style style:name="co4" style:family="table-column">
      <style:table-column-properties fo:break-before="auto" style:column-width="24.87mm"/>
    </style:style>
    <style:style style:name="co5" style:family="table-column">
      <style:table-column-properties fo:break-before="auto" style:column-width="16.86mm"/>
    </style:style>
    <style:style style:name="co6" style:family="table-column">
      <style:table-column-properties fo:break-before="auto" style:column-width="14.92mm"/>
    </style:style>
    <style:style style:name="co7" style:family="table-column">
      <style:table-column-properties fo:break-before="auto" style:column-width="13.81mm"/>
    </style:style>
    <style:style style:name="co8" style:family="table-column">
      <style:table-column-properties fo:break-before="auto" style:column-width="24.04mm"/>
    </style:style>
    <style:style style:name="co9" style:family="table-column">
      <style:table-column-properties fo:break-before="auto" style:column-width="31.7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2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66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m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m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30">
      <style:table-cell-properties style:text-align-source="fix" style:repeat-content="false" style:vertical-align="automatic"/>
      <style:paragraph-properties fo:text-align="start" fo:margin-left="0mm"/>
    </style:style>
    <style:style style:name="ce14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end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3">
      <style:table-cell-properties fo:background-color="#f9cb9c" style:text-align-source="fix" style:repeat-content="false" fo:wrap-option="wrap" style:vertical-align="bottom"/>
      <style:paragraph-properties fo:text-align="end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3">
      <style:table-cell-properties fo:background-color="#cfe2f3" style:text-align-source="fix" style:repeat-content="false" fo:wrap-option="wrap" style:vertical-align="bottom"/>
      <style:paragraph-properties fo:text-align="end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3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3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666666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0">
      <style:table-cell-properties fo:background-color="#f9cb9c" style:text-align-source="fix" style:repeat-content="false" fo:wrap-option="wrap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0">
      <style:table-cell-properties fo:background-color="#cfe2f3" style:text-align-source="fix" style:repeat-content="false" fo:wrap-option="wrap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number-columns-repeated="246" table:default-cell-style-name="Default"/>
        <table:table-row table:style-name="ro1">
          <table:table-cell table:style-name="ce1" office:value-type="string" calcext:value-type="string">
            <text:p>Tâches</text:p>
          </table:table-cell>
          <table:table-cell table:style-name="ce7" office:value-type="string" calcext:value-type="string">
            <text:p>Date création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el</text:p>
          </table:table-cell>
          <table:table-cell table:style-name="ce1" office:value-type="string" calcext:value-type="string" table:number-columns-spanned="4" table:number-rows-spanned="1">
            <text:p>Attribuée à</text:p>
          </table:table-cell>
          <table:covered-table-cell table:number-columns-repeated="3"/>
          <table:table-cell table:style-name="ce1" office:value-type="string" calcext:value-type="string">
            <text:p>Effectué le 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 calcext:value-type="string">
            <text:p>JJ/MM/AAAA</text:p>
          </table:table-cell>
          <table:table-cell table:number-columns-repeated="2" table:style-name="ce14" office:value-type="string" calcext:value-type="string">
            <text:p>HH:MM</text:p>
          </table:table-cell>
          <table:table-cell table:style-name="ce1" office:value-type="string" calcext:value-type="string">
            <text:p>Arnaud</text:p>
          </table:table-cell>
          <table:table-cell table:style-name="ce1" office:value-type="string" calcext:value-type="string">
            <text:p>Dimitri</text:p>
          </table:table-cell>
          <table:table-cell table:style-name="ce1" office:value-type="string" calcext:value-type="string">
            <text:p>Gillian</text:p>
          </table:table-cell>
          <table:table-cell table:style-name="ce1" office:value-type="string" calcext:value-type="string">
            <text:p>Rémy</text:p>
          </table:table-cell>
          <table:table-cell table:style-name="ce22" office:value-type="string" calcext:value-type="string">
            <text:p>JJ/MM/AAAA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Rédaction des scénarios (Séance 1)</text:p>
          </table:table-cell>
          <table:table-cell table:style-name="ce9" office:value-type="string" calcext:value-type="string">
            <text:p>18/09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18/09/2015</text:p>
          </table:table-cell>
          <table:table-cell table:number-columns-repeated="246"/>
        </table:table-row>
        <table:table-row table:style-name="ro1">
          <table:table-cell table:style-name="ce4" office:value-type="string" calcext:value-type="string">
            <text:p>Rédaction des scénarios (Séance 2)</text:p>
          </table:table-cell>
          <table:table-cell table:style-name="ce10" office:value-type="string" calcext:value-type="string">
            <text:p>25/09/2015</text:p>
          </table:table-cell>
          <table:table-cell table:style-name="ce16" office:value-type="string" calcext:value-type="string">
            <text:p>/</text:p>
          </table:table-cell>
          <table:table-cell table:style-name="ce17" office:value-type="time" office:time-value="PT02H00M00S" calcext:value-type="time">
            <text:p>2:0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string" calcext:value-type="string">
            <text:p>25/09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Rédaction des scénarios (Séance 3)</text:p>
          </table:table-cell>
          <table:table-cell table:style-name="ce9" office:value-type="string" calcext:value-type="string">
            <text:p>02/10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02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Classement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Boîte à idées (papyrus)</text:p>
          </table:table-cell>
          <table:table-cell table:style-name="ce9" office:value-type="string" calcext:value-type="string">
            <text:p>08/10/2015</text:p>
          </table:table-cell>
          <table:table-cell table:style-name="ce18" office:value-type="time" office:time-value="PT00H25M00S" calcext:value-type="time">
            <text:p>0:2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2">
          <table:table-cell table:style-name="ce6" office:value-type="string" calcext:value-type="string">
            <text:p>CU Boîte à idées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Live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Live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25M00S" calcext:value-type="time">
            <text:p>0:2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style-name="ce27"/>
          <table:table-cell table:number-columns-repeated="245"/>
        </table:table-row>
        <table:table-row table:style-name="ro3">
          <table:table-cell table:style-name="ce3" office:value-type="string" calcext:value-type="string">
            <text:p>CU Planning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8" office:value-type="time" office:time-value="PT01H05M00S" calcext:value-type="time">
            <text:p>1:0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Sponsoring (papyrus)</text:p>
          </table:table-cell>
          <table:table-cell table:style-name="ce12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1H10M00S" calcext:value-type="time">
            <text:p>1:10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Sponsoring (description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Rédaction suivi de projet (début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Glossaire métier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des scénarios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Planning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Inscription-connexion-parrainage (papyrus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50M00S" calcext:value-type="time">
            <text:p>0:50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CU Inscription-connexion-parrainage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Diagramme de classe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0H50M00S" calcext:value-type="time">
            <text:p>0:5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Mise en forme avant premier rendu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après premier rendu</text:p>
          </table:table-cell>
          <table:table-cell table:style-name="ce10" office:value-type="date" office:date-value="2015-10-23" calcext:value-type="date">
            <text:p>23/10/2015</text:p>
          </table:table-cell>
          <table:table-cell table:style-name="ce17" office:value-type="time" office:time-value="PT01H00M00S" calcext:value-type="time">
            <text:p>1:00</text:p>
          </table:table-cell>
          <table:table-cell table:style-name="ce17" office:value-type="time" office:time-value="PT01H10M00S" calcext:value-type="time">
            <text:p>1:1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date" office:date-value="2015-10-23" calcext:value-type="date">
            <text:p>23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Hiérarchisation des cas d'utilisation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8" office:value-type="time" office:time-value="PT01H50M00S" calcext:value-type="time">
            <text:p>1:5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9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e planning et le classement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Description textuelle de « valider une idée », « supprimer une idée », « consulter ses scores » et « s'inscrire à une séance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8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9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e sponsoring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4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Description textuelle de « Don Entreprise supérieur au seuil », « Voter pour une idée », « Regarder un flux vidéo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2H30M00S" calcext:value-type="time">
            <text:p>2:30</text:p>
          </table:table-cell>
          <table:table-cell table:style-name="ce18" office:value-type="time" office:time-value="PT03H30M00S" calcext:value-type="time">
            <text:p>3:3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a diffusion de flux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Description textuelle de « Transmettre un vidéo en live », « Gérer les séances », « Consulter la boîte à Idées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3H00M00S" calcext:value-type="time">
            <text:p>3:00</text:p>
          </table:table-cell>
          <table:table-cell table:style-name="ce18" office:value-type="time" office:time-value="PT03H10M00S" calcext:value-type="time">
            <text:p>3:10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a boîte à idées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15M00S" calcext:value-type="time">
            <text:p>0: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4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4">
          <table:table-cell table:style-name="ce3" office:value-type="string" calcext:value-type="string">
            <text:p>Description textuelle de « se connecter », « s'inscrire », et « acheter des crédits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number-columns-repeated="2" table:style-name="ce18" office:value-type="time" office:time-value="PT01H00M00S" calcext:value-type="time">
            <text:p>1:0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6" office:value-type="string" calcext:value-type="string">
            <text:p>Correction collective des travaux individuels</text:p>
          </table:table-cell>
          <table:table-cell table:style-name="ce10" office:value-type="date" office:date-value="2015-11-06" calcext:value-type="date">
            <text:p>06/11/2015</text:p>
          </table:table-cell>
          <table:table-cell table:style-name="ce17" office:value-type="time" office:time-value="PT01H30M00S" calcext:value-type="time">
            <text:p>1:30</text:p>
          </table:table-cell>
          <table:table-cell table:style-name="ce17" office:value-type="time" office:time-value="PT02H00M00S" calcext:value-type="time">
            <text:p>2:0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4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3" office:value-type="string" calcext:value-type="string">
            <text:p>Mise en forme des Descriptions textuelles</text:p>
          </table:table-cell>
          <table:table-cell table:style-name="ce9" office:value-type="date" office:date-value="2015-11-06" calcext:value-type="date">
            <text:p>06/11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6" office:value-type="string" calcext:value-type="string">
            <text:p>Mise en forme des Cas d'Utilisation</text:p>
          </table:table-cell>
          <table:table-cell table:style-name="ce10" office:value-type="date" office:date-value="2015-11-06" calcext:value-type="date">
            <text:p>06/11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1H00M00S" calcext:value-type="time">
            <text:p>1:0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4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3" office:value-type="string" calcext:value-type="string">
            <text:p>Mise en forme avant second rendu</text:p>
          </table:table-cell>
          <table:table-cell table:style-name="ce9" office:value-type="date" office:date-value="2015-11-06" calcext:value-type="date">
            <text:p>06/11/2015</text:p>
          </table:table-cell>
          <table:table-cell table:style-name="ce18" office:value-type="time" office:time-value="PT02H30M00S" calcext:value-type="time">
            <text:p>2:30</text:p>
          </table:table-cell>
          <table:table-cell table:style-name="ce18" office:value-type="time" office:time-value="PT03H00M00S" calcext:value-type="time">
            <text:p>3:0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 table:number-rows-repeated="19">
          <table:table-cell table:number-columns-repeated="4"/>
          <table:table-cell table:style-name="ce21" table:number-columns-repeated="4"/>
          <table:table-cell table:style-name="ce25"/>
          <table:table-cell table:number-columns-repeated="246"/>
        </table:table-row>
        <table:table-row table:style-name="ro6" table:number-rows-repeated="3">
          <table:table-cell/>
          <table:table-cell table:style-name="Default"/>
          <table:table-cell table:number-columns-repeated="6"/>
          <table:table-cell table:style-name="Default"/>
          <table:table-cell table:number-columns-repeated="246"/>
        </table:table-row>
        <table:table-row table:style-name="ro7" table:number-rows-repeated="14">
          <table:table-cell table:number-columns-repeated="4"/>
          <table:table-cell table:style-name="ce21" table:number-columns-repeated="4"/>
          <table:table-cell table:style-name="ce25"/>
          <table:table-cell table:number-columns-repeated="246"/>
        </table:table-row>
        <table:table-row table:style-name="ro7" table:number-rows-repeated="52">
          <table:table-cell table:number-columns-repeated="8"/>
          <table:table-cell table:style-name="ce25"/>
          <table:table-cell table:number-columns-repeated="246"/>
        </table:table-row>
        <table:table-row table:style-name="ro7" table:number-rows-repeated="1048422">
          <table:table-cell table:number-columns-repeated="255"/>
        </table:table-row>
        <table:table-row table:style-name="ro7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hours/>
      <number:text>:</number:text>
      <number:minutes number:style="long"/>
    </number:time-style>
    <number:date-style style:name="N125P0" style:volatile="true">
      <number:month/>
      <number:text>/</number:text>
      <number:day/>
      <number:text>/</number:text>
      <number:year number:style="long"/>
    </number:date-style>
    <number:text-style style:name="N125">
      <number:text-content/>
      <style:map style:condition="value()&gt;=0" style:apply-style-name="N125P0"/>
    </number:text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22:31:38.186370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6T22:33:50.682086081</dc:date>
    <meta:editing-duration>PT2H53M42S</meta:editing-duration>
    <meta:editing-cycles>26</meta:editing-cycles>
    <meta:generator>LibreOffice/5.0.2.2$Linux_X86_64 LibreOffice_project/00m0$Build-2</meta:generator>
    <meta:document-statistic meta:table-count="1" meta:cell-count="233" meta:object-count="0"/>
  </office:meta>
</office:document-meta>
</file>